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bl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0.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0.001</text:p>
          </table:table-cell>
          <table:table-cell office:value-type="string" calcext:value-type="string">
            <text:p>0.002</text:p>
          </table:table-cell>
          <table:table-cell table:style-name="ce1" office:value-type="string" calcext:value-type="string">
            <text:p>0.0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3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 office:value-type="string" calcext:value-type="string">
            <text:p>seg. Fault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 office:value-type="string" calcext:value-type="string">
            <text:p>seg. Fault</text:p>
          </table:table-cell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table:number-columns-repeated="3" office:value-type="string" calcext:value-type="string">
            <text:p>seg. 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 style:data-style-name="N2" text:time-value="21:18:54.8175838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3:44.293260069</meta:creation-date>
    <dc:date>2017-11-07T21:39:20.841280888</dc:date>
    <meta:editing-duration>PT1H32M10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